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071e" officeooo:paragraph-rsid="00030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lucidchart.com/invitations/accept/07a1a285-80d7-41f7-845e-ad22a23db38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4:41.189000000</meta:creation-date>
    <dc:date>2017-11-03T11:05:38.776000000</dc:date>
    <meta:editing-duration>PT1M2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5.2.2.2$Windows_x86 LibreOffice_project/8f96e87c890bf8fa77463cd4b640a2312823f3ad</meta:generator>
  </office:meta>
</office:document-meta>
</file>